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paragraph-properties fo:line-height="115%"/>
      <style:text-properties style:font-name="Arial" fo:font-size="18.0pt"/>
    </style:style>
    <style:style style:name="P2" style:family="paragraph" style:parent-style-name="Standard">
      <style:paragraph-properties fo:line-height="115%"/>
      <style:text-properties style:font-name="Arial" fo:font-size="11.0pt"/>
    </style:style>
    <style:style style:name="P3" style:family="paragraph" style:parent-style-name="Standard">
      <style:paragraph-properties fo:line-height="115%"/>
      <style:text-properties style:font-name="Arial" fo:font-size="11.0pt" fo:color="#1155cc"/>
    </style:style>
    <style:style style:name="P4" style:family="paragraph" style:parent-style-name="Standard">
      <style:paragraph-properties fo:line-height="115%"/>
      <style:text-properties style:font-name="Arial" fo:font-size="14.0pt"/>
    </style:style>
    <style:style style:name="P5"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fo:color="#000000" fo:background-color="#ffffff"/>
    </style:style>
    <style:style style:name="P6"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style:style>
    <style:style style:name="P7" style:family="paragraph" style:parent-style-name="Standard">
      <style:paragraph-properties fo:margin-left="1.0000in" fo:text-indent="-1.0000in" fo:line-height="115%">
        <style:tab-stops>
          <style:tab-stop style:position="0.6528in"/>
          <style:tab-stop style:position="1.0000in"/>
        </style:tab-stops>
      </style:paragraph-properties>
      <style:text-properties style:font-name="Arial" fo:font-size="11.0pt"/>
    </style:style>
    <style:style style:name="T1" style:family="text">
      <style:text-properties fo:font-weight="bold" fo:font-weight-asian="bold" fo:font-weight-complex="bold"/>
    </style:style>
    <style:style style:name="T2" style:family="text">
      <style:text-properties fo:color="#000000"/>
    </style:style>
    <style:style style:name="T3" style:family="text">
      <style:text-properties style:text-underline-style="solid"/>
    </style:style>
    <style:style style:name="T4" style:family="text">
      <style:text-properties fo:letter-spacing="0.0000in"/>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span text:style-name="T1">Igor Hipólito Vieira</text:span></text:p>
      <text:p text:style-name="P2"/>
      <text:p text:style-name="P2">Age: 24 years old</text:p>
      <text:p text:style-name="P2">Address: Av. Conceição, 176 - Centro - Diadema - SP - Brazil</text:p>
      <text:p text:style-name="P2">Cell phone: +5511991124191</text:p>
      <text:p text:style-name="P3"><text:span text:style-name="T2">Email: </text:span><text:a xlink:type="simple" xlink:href="mailto:zignd.igor@gmail.com"><text:span text:style-name="T3">zignd.igor@gmail.com</text:span></text:a></text:p>
      <text:p text:style-name="P3"><text:span text:style-name="T2">GitHub: </text:span><text:a xlink:type="simple" xlink:href="https://github.com/zignd"><text:span text:style-name="T3">https://github.com/zignd</text:span></text:a></text:p>
      <text:p text:style-name="P2"/>
      <text:p text:style-name="P4"><text:span text:style-name="T1">Experience</text:span></text:p>
      <text:p text:style-name="P2">Teravoz - Tech Lead, May 2019 – Present</text:p>
      <text:p text:style-name="P5"><text:tab/>•<text:tab/><text:span text:style-name="T4">Guiding developers, primarily the new ones, toward the road of being able to independently delivery they own tasks, which would often include teaching them good practices, debugging techniques, topics about scalability, concurrency, error handling and so on;</text:span></text:p>
      <text:p text:style-name="P5"><text:tab/>•<text:tab/><text:span text:style-name="T4">Collaborating with the product team in decisions regarding the solutions offered by Teravoz;</text:span></text:p>
      <text:p text:style-name="P5"><text:tab/>•<text:tab/><text:span text:style-name="T4">Collaborating with the manager and the team to properly write down tasks at the technical level based on predefined stories defined by the product team;</text:span></text:p>
      <text:p text:style-name="P5"><text:tab/>•<text:tab/><text:span text:style-name="T4">Architecture and development of distributed systems using Node.js, Go (golang), Python, Redis, Asterisk (open source telephone PBX);</text:span></text:p>
      <text:p text:style-name="P5"><text:tab/>•<text:tab/><text:span text:style-name="T4">Usage of Apache Kafka, RabbitMQ and HTTP for communication between those systems;</text:span></text:p>
      <text:p text:style-name="P5"><text:tab/>•<text:tab/><text:span text:style-name="T4">Development of AWS Lambda Functions in Node.js and Go (golang) to handle a few small events inside the architecture;</text:span></text:p>
      <text:p text:style-name="P5"><text:tab/>•<text:tab/><text:span text:style-name="T4">Monitoring of the services using structured logging, and other metricts, like uptime, CPU and memory usage all that centralized on Datadog;</text:span></text:p>
      <text:p text:style-name="P5"><text:tab/>•<text:tab/><text:span text:style-name="T4">Automated CI and CD environments using Jenkins pipelines and Ansible playbooks;</text:span></text:p>
      <text:p text:style-name="P5"><text:tab/>•<text:tab/><text:span text:style-name="T4">Using Docker containers to isolate and ease the deployment of microservices in the production and staging environments.</text:span></text:p>
      <text:p text:style-name="P6"/>
      <text:p text:style-name="P2">Teravoz - Analista Desenvolvedor Pleno, February 2018 – May 2019</text:p>
      <text:list text:style-name="L1">
        <text:list-item>
          <text:p text:style-name="P6">Architecture and development of distributed systems using Node.js, Go (golang), Python, Redis, Asterisk (open source telephone PBX);</text:p>
        </text:list-item>
        <text:list-item>
          <text:p text:style-name="P6">Usage of Apache Kafka, RabbitMQ and HTTP for communication between those systems;</text:p>
        </text:list-item>
        <text:list-item>
          <text:p text:style-name="P6">Development of AWS Lambda Functions in Node.js and Go (golang) to handle a few small events inside the architecture;</text:p>
        </text:list-item>
        <text:list-item>
          <text:p text:style-name="P6">Monitoring of the services using structured logging, and other metricts, like uptime, CPU and memory usage all that centralized on Datadog;</text:p>
        </text:list-item>
        <text:list-item>
          <text:p text:style-name="P6">Automated CI and CD environments using Jenkins pipelines and Ansible playbooks;</text:p>
        </text:list-item>
        <text:list-item>
          <text:p text:style-name="P6">Using Docker containers to isolate and ease the deployment of microservices in the production and staging environments.</text:p>
        </text:list-item>
      </text:list>
      <text:p text:style-name="P2"/>
      <text:p text:style-name="P2">Trade Force S.A. - Analista Desenvolvedor Pleno, June 2016 - December 2017</text:p>
      <text:list text:style-name="L1">
        <text:list-item>
          <text:p text:style-name="P6">Architecture and development of distributed systems using Node.js, Go (golang), RabbitMQ, Redis, and SQL Server;</text:p>
        </text:list-item>
        <text:list-item>
          <text:p text:style-name="P6">Development and maintenance of ASP.NET MVC and ASP.NET Web API applications;</text:p>
        </text:list-item>
        <text:list-item>
          <text:p text:style-name="P6">TDD and BDD using Nunit (.NET), Mocha and Chai (Node.js) and Go’s built-in testing package;</text:p>
        </text:list-item>
        <text:list-item>
          <text:p text:style-name="P6">Dependency Injection using Unity Container on .NET, implementation of design patterns and always taking into account the SOLID design principals;</text:p>
        </text:list-item>
        <text:list-item>
          <text:p text:style-name="P6">Automation of Continuous Integration and Continuous Delivery environments using the concept of Pipeline as Code through PowerShell scripts on TeamCity, and with the whole environment hosted on Azure;</text:p>
        </text:list-item>
        <text:list-item>
          <text:p text:style-name="P6">Containerization of microservices to ease the deployment process using Docker.</text:p>
        </text:list-item>
      </text:list>
      <text:p text:style-name="P2"/>
      <text:p text:style-name="P2">Trade Force S.A. - Analista Desenvolvedor Júnior, March 2016 - June 2016 (4 months)</text:p>
      <text:list text:style-name="L1">
        <text:list-item>
          <text:p text:style-name="P6">Development and maintenance of ASP.NET MVC and ASP.NET Web API applications.</text:p>
        </text:list-item>
      </text:list>
      <text:p text:style-name="P2"/>
      <text:p text:style-name="P2">Bohm Tecnologia e Soluções Corporativas - Programador Júnior, February 2014 - July 2015 (1 year and 6 months)</text:p>
      <text:list text:style-name="L1">
        <text:list-item>
          <text:p text:style-name="P6">Migrating an ERP which was originally written in Delphi to C# as a desktop application (WPF).</text:p>
        </text:list-item>
      </text:list>
      <text:p text:style-name="P2"/>
      <text:p text:style-name="P4"><text:span text:style-name="T1">Technical Skills</text:span></text:p>
      <text:list text:style-name="L1">
        <text:list-item>
          <text:p text:style-name="P6">Architecture and development of distributed systems using microservices, communicating through HTTP, message brokers like RabbitMQ and Amazon SQS, and Apache Kafka;</text:p>
        </text:list-item>
        <text:list-item>
          <text:p text:style-name="P6">Backend development in Go (golang), Node.js (JavaScript or TypeScript), C#, Python, Java and Clojure;</text:p>
        </text:list-item>
        <text:list-item>
          <text:p text:style-name="P6">Frontend development in React, Angular.js, jQuery, JavaScript, TypeScript and ClojureScript;</text:p>
        </text:list-item>
        <text:list-item>
          <text:p text:style-name="P6">My experience with databases includes SQL and NoSQL variants: MySQL, SQL Server, Oracle, Redis, MongoDB, and Datomic;</text:p>
        </text:list-item>
        <text:list-item>
          <text:p text:style-name="P6">Version control systems like Git and Team Foundation Server;</text:p>
        </text:list-item>
        <text:list-item>
          <text:p text:style-name="P6">Regarding DevOps, so here are a few things that I can build and that I have <text:s/>knowledge on: automation of CI and CD environments; Blue-Green and Canary deployment; TeamCity and Jenkins for automating tasks like builds, execution of tests, and deployments; containerization of applications with Docker; building playbooks in Ansible to provision environments; the concept of Pipeline as Code; setting up reverse proxies like NGINX; monitoring tools, aggregation of structured logging and distributed tracing logs; and scripting tasks using PowerShell or Python.</text:p>
        </text:list-item>
      </text:list>
      <text:p text:style-name="P2"/>
      <text:p text:style-name="P4"><text:span text:style-name="T1">Education</text:span></text:p>
      <text:list text:style-name="L2">
        <text:list-item>
          <text:p text:style-name="P6">Bachelor degree</text:p>
          <text:list>
            <text:list-item>
              <text:p text:style-name="P7">Ciência da Computação, Universidade Presbiteriana Mackenzie (From: June/2018; To: currently attending)</text:p>
            </text:list-item>
          </text:list>
        </text:list-item>
        <text:list-item>
          <text:p text:style-name="P6">Technologist</text:p>
          <text:list>
            <text:list-item>
              <text:p text:style-name="P7">Análise e Desenvolvimento de Sistemas, FATEC São Caetano do Sul (From: June/2013; To: March/2016) - not concluded.</text:p>
            </text:list-item>
          </text:list>
        </text:list-item>
        <text:list-item>
          <text:p text:style-name="P6">Technician</text:p>
        </text:list-item>
      </text:list>
      <text:list text:style-name="L1">
        <text:list-item>
          <text:p text:style-name="P6">Técnico em Informática, ETEC Lauro Gomes (From: June/2012; To: December/2013) – concluded.</text:p>
        </text:list-item>
        <text:list-item>
          <text:p text:style-name="P6">Instalação e Manutenção de Microcomputadores e Redes Locais, SENAI - C.F.P. "JOSÉ IGNÁCIO PEIXOTO" (From: June/2011; To: December/2011) – concluded.</text:p>
        </text:list-item>
      </text:list>
      <text:p text:style-name="P2"/>
      <text:p text:style-name="P4"><text:span text:style-name="T1">Books I’ve read</text:span></text:p>
      <text:p text:style-name="P2">I have a passion for learning from books, therefore, I’d like to share here a few titles that helped shape the developer I am today. It’s a bit unusual do so in a résumé, but I hope it will collaborate in building a better description of who I am. The list is in chronological order from the most recent book I finished reading.</text:p>
      <text:list text:style-name="L1">
        <text:list-item>
          <text:p text:style-name="P6">The Pragmatic Programmer, by Andy Hunt, Dave Thomas</text:p>
        </text:list-item>
        <text:list-item>
          <text:p text:style-name="P6">The Joy of Clojure, 2nd Edition, by Michael Fogus and Chris Houser</text:p>
        </text:list-item>
        <text:list-item>
          <text:p text:style-name="P6">Building Microservices - Designing Fine-Grained Systems, by Sam Newman</text:p>
        </text:list-item>
        <text:list-item>
          <text:p text:style-name="P6">The Go Programming Language, by Alan A. A. Donovan and Brian W. Kernighan</text:p>
        </text:list-item>
        <text:list-item>
          <text:p text:style-name="P6">JavaScript: The Good Parts, by Douglas Crockford</text:p>
        </text:list-item>
        <text:list-item>
          <text:p text:style-name="P6">JavaScript: The Definitive Guide, by David Flanagan</text:p>
        </text:list-item>
        <text:list-item>
          <text:p text:style-name="P6">Pro ASP.NET MVC 5, by Adam Freeman</text:p>
        </text:list-item>
        <text:list-item>
          <text:p text:style-name="P6">Pro WPF 4.5 in C#: Windows Presentation Foundation in .NET 4.5, by Matthew MacDonald</text:p>
        </text:list-item>
        <text:list-item>
          <text:p text:style-name="P6">Visual C# 2012 How to Program, 5th Edition, by Paul Deitel and Harvey M. Deitel</text:p>
        </text:list-item>
        <text:list-item>
          <text:p text:style-name="P6">C: How to Program, 6th Edition, by Paul Deitel and Harvey M. Deit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671.6</meta:generator>
  </office:meta>
</office:document-meta>
</file>